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1" style:base-cell-address="Sheet1.A1"/>
      <style:map style:condition="cell-content()=&quot;paraphrase&quot;" style:apply-style-name="Untitled2" style:base-cell-address="Sheet1.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office:value-type="string" calcext:value-type="string">
            <text:p><text:s/>Diagonal&gt;=2</text:p>
          </table:table-cell>
          <table:table-cell office:value-type="string" calcext:value-type="string">
            <text:p><text:s/>Diagonal &gt;=3</text:p>
          </table:table-cell>
          <table:table-cell office:value-type="string" calcext:value-type="string">
            <text:p><text:s/>Diagonal&gt;=4</text:p>
          </table:table-cell>
          <table:table-cell office:value-type="string" calcext:value-type="string">
            <text:p><text:s/>Diagonal&gt;=5</text:p>
          </table:table-cell>
          <table:table-cell office:value-type="string" calcext:value-type="string">
            <text:p>Assessment</text:p>
          </table:table-cell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3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it.en</text:p>
          </table:table-cell>
          <table:table-cell office:value-type="float" office:value="0.187408514266327" calcext:value-type="float">
            <text:p>0.187408514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it.fr</text:p>
          </table:table-cell>
          <table:table-cell office:value-type="float" office:value="0.222717701593687" calcext:value-type="float">
            <text:p>0.22271770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it.fr</text:p>
          </table:table-cell>
          <table:table-cell office:value-type="float" office:value="0.248451997499977" calcext:value-type="float">
            <text:p>0.248451997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it.fr</text:p>
          </table:table-cell>
          <table:table-cell office:value-type="float" office:value="0.255840859626733" calcext:value-type="float">
            <text:p>0.25584085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de.it</text:p>
          </table:table-cell>
          <table:table-cell office:value-type="float" office:value="0.25712973861329" calcext:value-type="float">
            <text:p>0.257129738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8.75" calcext:value-type="float">
            <text:p>18.75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it.fr</text:p>
          </table:table-cell>
          <table:table-cell office:value-type="float" office:value="0.264628062012482" calcext:value-type="float">
            <text:p>0.26462806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de.en</text:p>
          </table:table-cell>
          <table:table-cell office:value-type="float" office:value="0.266500895444513" calcext:value-type="float">
            <text:p>0.266500895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it.fr</text:p>
          </table:table-cell>
          <table:table-cell office:value-type="float" office:value="0.26843774609658" calcext:value-type="float">
            <text:p>0.268437746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de.it</text:p>
          </table:table-cell>
          <table:table-cell office:value-type="float" office:value="0.273861278752583" calcext:value-type="float">
            <text:p>0.273861278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de.en</text:p>
          </table:table-cell>
          <table:table-cell office:value-type="float" office:value="0.276955854703499" calcext:value-type="float">
            <text:p>0.276955854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de.it</text:p>
          </table:table-cell>
          <table:table-cell office:value-type="float" office:value="0.282842712474619" calcext:value-type="float">
            <text:p>0.282842712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9.09090909090909" calcext:value-type="float">
            <text:p>9.0909090909</text:p>
          </table:table-cell>
          <table:table-cell office:value-type="float" office:value="22.2222222222222" calcext:value-type="float">
            <text:p>22.2222222222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de.it</text:p>
          </table:table-cell>
          <table:table-cell office:value-type="float" office:value="0.286038776773678" calcext:value-type="float">
            <text:p>0.286038776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13.3333333333333" calcext:value-type="float">
            <text:p>1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de.fr</text:p>
          </table:table-cell>
          <table:table-cell office:value-type="float" office:value="0.288675134594813" calcext:value-type="float">
            <text:p>0.288675134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it.en</text:p>
          </table:table-cell>
          <table:table-cell office:value-type="float" office:value="0.300375704593055" calcext:value-type="float">
            <text:p>0.300375704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de.fr</text:p>
          </table:table-cell>
          <table:table-cell office:value-type="float" office:value="0.3038218101251" calcext:value-type="float">
            <text:p>0.303821810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.0769230769231" calcext:value-type="float">
            <text:p>23.076923076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de.fr</text:p>
          </table:table-cell>
          <table:table-cell office:value-type="float" office:value="0.305887645160749" calcext:value-type="float">
            <text:p>0.30588764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de.en</text:p>
          </table:table-cell>
          <table:table-cell office:value-type="float" office:value="0.314485451016575" calcext:value-type="float">
            <text:p>0.31448545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.5384615384615" calcext:value-type="float">
            <text:p>11.538461538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de.fr</text:p>
          </table:table-cell>
          <table:table-cell office:value-type="float" office:value="0.323380833381777" calcext:value-type="float">
            <text:p>0.323380833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de.it</text:p>
          </table:table-cell>
          <table:table-cell office:value-type="float" office:value="0.334496804002836" calcext:value-type="float">
            <text:p>0.33449680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it.en</text:p>
          </table:table-cell>
          <table:table-cell office:value-type="float" office:value="0.338061701891407" calcext:value-type="float">
            <text:p>0.33806170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9.52380952380952" calcext:value-type="float">
            <text:p>9.5238095238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de.it</text:p>
          </table:table-cell>
          <table:table-cell office:value-type="float" office:value="0.341881729378914" calcext:value-type="float">
            <text:p>0.341881729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3.3333333333333" calcext:value-type="float">
            <text:p>1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it.fr</text:p>
          </table:table-cell>
          <table:table-cell office:value-type="float" office:value="0.348155311911396" calcext:value-type="float">
            <text:p>0.348155311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1.7647058823529" calcext:value-type="float">
            <text:p>11.764705882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it.fr</text:p>
          </table:table-cell>
          <table:table-cell office:value-type="float" office:value="0.34985571427066" calcext:value-type="float">
            <text:p>0.349855714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.75" calcext:value-type="float">
            <text:p>18.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de.en</text:p>
          </table:table-cell>
          <table:table-cell office:value-type="float" office:value="0.365148371670111" calcext:value-type="float">
            <text:p>0.36514837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de.fr</text:p>
          </table:table-cell>
          <table:table-cell office:value-type="float" office:value="0.365148371670111" calcext:value-type="float">
            <text:p>0.36514837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.5" calcext:value-type="float">
            <text:p>12.5</text:p>
          </table:table-cell>
          <table:table-cell office:value-type="float" office:value="11.7647058823529" calcext:value-type="float">
            <text:p>11.764705882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de.fr</text:p>
          </table:table-cell>
          <table:table-cell office:value-type="float" office:value="0.377964473009227" calcext:value-type="float">
            <text:p>0.37796447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4.4444444444444" calcext:value-type="float">
            <text:p>44.444444444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de.fr</text:p>
          </table:table-cell>
          <table:table-cell office:value-type="float" office:value="0.377964473009227" calcext:value-type="float">
            <text:p>0.37796447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de.en</text:p>
          </table:table-cell>
          <table:table-cell office:value-type="float" office:value="0.381385035698237" calcext:value-type="float">
            <text:p>0.381385035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.09090909090909" calcext:value-type="float">
            <text:p>9.090909090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it.en</text:p>
          </table:table-cell>
          <table:table-cell office:value-type="float" office:value="0.400163365332521" calcext:value-type="float">
            <text:p>0.400163365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4.4444444444444" calcext:value-type="float">
            <text:p>44.44444444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3</text:p>
          </table:table-cell>
          <table:table-cell office:value-type="string" calcext:value-type="string">
            <text:p>de.it</text:p>
          </table:table-cell>
          <table:table-cell office:value-type="float" office:value="0.402015126103685" calcext:value-type="float">
            <text:p>0.402015126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Macchi M.33</text:p>
          </table:table-cell>
          <table:table-cell office:value-type="string" calcext:value-type="string">
            <text:p>de.fr</text:p>
          </table:table-cell>
          <table:table-cell office:value-type="float" office:value="0.408248290463863" calcext:value-type="float">
            <text:p>0.408248290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1.4285714285714" calcext:value-type="float">
            <text:p>71.4285714286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it.fr</text:p>
          </table:table-cell>
          <table:table-cell office:value-type="float" office:value="0.412478955692153" calcext:value-type="float">
            <text:p>0.412478955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4.4444444444444" calcext:value-type="float">
            <text:p>44.4444444444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de.it</text:p>
          </table:table-cell>
          <table:table-cell office:value-type="float" office:value="0.416666666666667" calcext:value-type="float">
            <text:p>0.416666666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de.fr</text:p>
          </table:table-cell>
          <table:table-cell office:value-type="float" office:value="0.420084025208403" calcext:value-type="float">
            <text:p>0.420084025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9.2307692307692" calcext:value-type="float">
            <text:p>19.2307692308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de.fr</text:p>
          </table:table-cell>
          <table:table-cell office:value-type="float" office:value="0.433860915637312" calcext:value-type="float">
            <text:p>0.433860915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de.en</text:p>
          </table:table-cell>
          <table:table-cell office:value-type="float" office:value="0.460178993308422" calcext:value-type="float">
            <text:p>0.460178993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it.en</text:p>
          </table:table-cell>
          <table:table-cell office:value-type="float" office:value="0.462910049886276" calcext:value-type="float">
            <text:p>0.4629100499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.54545454545455" calcext:value-type="float">
            <text:p>4.5454545455</text:p>
          </table:table-cell>
          <table:table-cell office:value-type="float" office:value="11.1111111111111" calcext:value-type="float">
            <text:p>11.111111111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it.fr</text:p>
          </table:table-cell>
          <table:table-cell office:value-type="float" office:value="0.462910049886276" calcext:value-type="float">
            <text:p>0.462910049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.54545454545455" calcext:value-type="float">
            <text:p>4.54545454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de.en</text:p>
          </table:table-cell>
          <table:table-cell office:value-type="float" office:value="0.476731294622796" calcext:value-type="float">
            <text:p>0.476731294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4.2857142857143" calcext:value-type="float">
            <text:p>14.285714285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de.fr</text:p>
          </table:table-cell>
          <table:table-cell office:value-type="float" office:value="0.476731294622796" calcext:value-type="float">
            <text:p>0.476731294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3.3333333333333" calcext:value-type="float">
            <text:p>1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de.it</text:p>
          </table:table-cell>
          <table:table-cell office:value-type="float" office:value="0.476731294622796" calcext:value-type="float">
            <text:p>0.476731294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38.4615384615385" calcext:value-type="float">
            <text:p>38.461538461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de.en</text:p>
          </table:table-cell>
          <table:table-cell office:value-type="float" office:value="0.485071250072666" calcext:value-type="float">
            <text:p>0.485071250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it.fr</text:p>
          </table:table-cell>
          <table:table-cell office:value-type="float" office:value="0.48852715085276" calcext:value-type="float">
            <text:p>0.488527150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de.it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8.69565217391304" calcext:value-type="float">
            <text:p>8.6956521739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de.it</text:p>
          </table:table-cell>
          <table:table-cell office:value-type="float" office:value="0.50709255283711" calcext:value-type="float">
            <text:p>0.507092552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de.fr</text:p>
          </table:table-cell>
          <table:table-cell office:value-type="float" office:value="0.51434449987364" calcext:value-type="float">
            <text:p>0.514344499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36.3636363636364" calcext:value-type="float">
            <text:p>36.363636363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it.en</text:p>
          </table:table-cell>
          <table:table-cell office:value-type="float" office:value="0.547722557505166" calcext:value-type="float">
            <text:p>0.547722557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it.fr</text:p>
          </table:table-cell>
          <table:table-cell office:value-type="float" office:value="0.598764159346999" calcext:value-type="float">
            <text:p>0.598764159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1.9047619047619" calcext:value-type="float">
            <text:p>11.9047619048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it.en</text:p>
          </table:table-cell>
          <table:table-cell office:value-type="float" office:value="0.609994281330419" calcext:value-type="float">
            <text:p>0.609994281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15.9090909090909" calcext:value-type="float">
            <text:p>15.9090909091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fr.en</text:p>
          </table:table-cell>
          <table:table-cell office:value-type="float" office:value="0.640512615220349" calcext:value-type="float">
            <text:p>0.640512615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fr.en</text:p>
          </table:table-cell>
          <table:table-cell office:value-type="float" office:value="0.6670137985135" calcext:value-type="float">
            <text:p>0.667013798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it.en</text:p>
          </table:table-cell>
          <table:table-cell office:value-type="float" office:value="0.670820393249937" calcext:value-type="float">
            <text:p>0.67082039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9.2307692307692" calcext:value-type="float">
            <text:p>69.2307692308</text:p>
          </table:table-cell>
          <table:table-cell office:value-type="float" office:value="64.2857142857143" calcext:value-type="float">
            <text:p>64.2857142857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de.it</text:p>
          </table:table-cell>
          <table:table-cell office:value-type="float" office:value="0.680336051416609" calcext:value-type="float">
            <text:p>0.6803360514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.63636363636364" calcext:value-type="float">
            <text:p>3.63636363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de.en</text:p>
          </table:table-cell>
          <table:table-cell office:value-type="float" office:value="0.683763458757828" calcext:value-type="float">
            <text:p>0.683763458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8.3333333333333" calcext:value-type="float">
            <text:p>58.3333333333</text:p>
          </table:table-cell>
          <table:table-cell office:value-type="float" office:value="63.6363636363636" calcext:value-type="float">
            <text:p>63.6363636364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it.fr</text:p>
          </table:table-cell>
          <table:table-cell office:value-type="float" office:value="0.717137165600636" calcext:value-type="float">
            <text:p>0.717137165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9.2307692307692" calcext:value-type="float">
            <text:p>69.2307692308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fr.en</text:p>
          </table:table-cell>
          <table:table-cell office:value-type="float" office:value="0.800640769025436" calcext:value-type="float">
            <text:p>0.80064076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fr.en</text:p>
          </table:table-cell>
          <table:table-cell office:value-type="float" office:value="0.816496580927726" calcext:value-type="float">
            <text:p>0.816496580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fr.en</text:p>
          </table:table-cell>
          <table:table-cell office:value-type="float" office:value="0.834057656228299" calcext:value-type="float">
            <text:p>0.834057656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1.6666666666667" calcext:value-type="float">
            <text:p>41.6666666667</text:p>
          </table:table-cell>
          <table:table-cell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fr.en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61.1111111111111" calcext:value-type="float">
            <text:p>61.111111111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fr.en</text:p>
          </table:table-cell>
          <table:table-cell office:value-type="float" office:value="0.857142857142857" calcext:value-type="float">
            <text:p>0.857142857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fr.en</text:p>
          </table:table-cell>
          <table:table-cell office:value-type="float" office:value="0.859337848847319" calcext:value-type="float">
            <text:p>0.859337848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9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fr.en</text:p>
          </table:table-cell>
          <table:table-cell office:value-type="float" office:value="0.862581949177943" calcext:value-type="float">
            <text:p>0.862581949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3.75" calcext:value-type="float">
            <text:p>93.75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de.fr</text:p>
          </table:table-cell>
          <table:table-cell office:value-type="float" office:value="0.875" calcext:value-type="float">
            <text:p>0.87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.75" calcext:value-type="float">
            <text:p>18.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fr.en</text:p>
          </table:table-cell>
          <table:table-cell office:value-type="float" office:value="0.894427190999916" calcext:value-type="float">
            <text:p>0.89442719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fr.en</text:p>
          </table:table-cell>
          <table:table-cell office:value-type="float" office:value="0.916439714957876" calcext:value-type="float">
            <text:p>0.9164397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fr.en</text:p>
          </table:table-cell>
          <table:table-cell office:value-type="float" office:value="0.925820099772551" calcext:value-type="float">
            <text:p>0.925820099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8.8235294117647" calcext:value-type="float">
            <text:p>58.8235294118</text:p>
          </table:table-cell>
          <table:table-cell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fr.en</text:p>
          </table:table-cell>
          <table:table-cell office:value-type="float" office:value="0.930484210398471" calcext:value-type="float">
            <text:p>0.930484210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3.3333333333333" calcext:value-type="float">
            <text:p>93.333333333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de.en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70.9090909090909" calcext:value-type="float">
            <text:p>70.9090909091</text:p>
          </table:table-cell>
          <table:table-cell office:value-type="float" office:value="86.3636363636364" calcext:value-type="float">
            <text:p>86.3636363636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de.f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76.1904761904762" calcext:value-type="float">
            <text:p>76.1904761905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92.8571428571429" calcext:value-type="float">
            <text:p>92.8571428571</text:p>
          </table:table-cell>
          <table:table-cell office:value-type="float" office:value="88.6363636363636" calcext:value-type="float">
            <text:p>88.6363636364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90.4761904761905" calcext:value-type="float">
            <text:p>90.4761904762</text:p>
          </table:table-cell>
          <table:table-cell table:number-columns-repeated="5" office:value-type="string" calcext:value-type="string">
            <text:p>yes</text:p>
          </table:table-cell>
        </table:table-row>
        <calcext:conditional-formats>
          <calcext:conditional-format calcext:target-range-address="Sheet1.A1:Sheet1.L118">
            <calcext:condition calcext:apply-style-name="Untitled1" calcext:value="=&quot;yes&quot;" calcext:base-cell-address="Sheet1.A1"/>
            <calcext:condition calcext:apply-style-name="Untitled2" calcext:value="=&quot;paraphrase&quot;" calcext:base-cell-address="Sheet1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11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4:03:04.919812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03:55.965946474</dc:date>
    <meta:generator>LibreOffice/4.2.8.2$Linux_X86_64 LibreOffice_project/420m0$Build-2</meta:generator>
    <meta:editing-duration>PT11M22S</meta:editing-duration>
    <meta:editing-cycles>5</meta:editing-cycles>
    <meta:document-statistic meta:table-count="1" meta:cell-count="1416" meta:object-count="0"/>
  </office:meta>
</office:document-meta>
</file>